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P7" style:family="paragraph" style:parent-style-name="Standard">
      <style:text-properties fo:font-size="9.10000038146973pt" officeooo:rsid="0024ebde" officeooo:paragraph-rsid="00262abc" style:font-size-asian="8pt" style:font-size-complex="9.10000038146973pt"/>
    </style:style>
    <style:style style:name="P8" style:family="paragraph" style:parent-style-name="Standard">
      <style:text-properties fo:font-size="9.10000038146973pt" officeooo:rsid="0025c576" officeooo:paragraph-rsid="0025c576" style:font-size-asian="8pt" style:font-size-complex="9.10000038146973pt"/>
    </style:style>
    <style:style style:name="P9" style:family="paragraph" style:parent-style-name="Standard" style:list-style-name="L1">
      <style:text-properties fo:font-size="9.10000038146973pt" officeooo:rsid="0024ebde" officeooo:paragraph-rsid="00262abc" style:font-size-asian="8pt" style:font-size-complex="9.10000038146973pt"/>
    </style:style>
    <style:style style:name="P10" style:family="paragraph" style:parent-style-name="Standard" style:list-style-name="L1">
      <style:text-properties fo:font-size="9.10000038146973pt" officeooo:rsid="00262abc" officeooo:paragraph-rsid="00262abc" style:font-size-asian="8pt" style:font-size-complex="9.10000038146973pt"/>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officeooo:rsid="0024ebde"/>
    </style:style>
    <style:style style:name="T7" style:family="text">
      <style:text-properties officeooo:rsid="00262abc"/>
    </style:style>
    <style:style style:name="T8" style:family="text">
      <style:text-properties officeooo:rsid="0028a1c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6">1. </text:span>초록</text:p>
      <text:p text:style-name="P1"><text:span text:style-name="T6">2. </text:span>리그 오브 레전드에 대한 소개</text:p>
      <text:p text:style-name="P1"><text:span text:style-name="T6">3. </text:span>사용자들에 퍼져있는 대중적인 인식</text:p>
      <text:p text:style-name="P1"><text:span text:style-name="T6">4. </text:span>가설 수립 및 데이터 수집, 가공 과정</text:p>
      <text:p text:style-name="P1"><text:span text:style-name="T6">5. </text:span>실제 게임 데이터를 기반으로 한 통계 분석</text:p>
      <text:p text:style-name="P1"><text:span text:style-name="T6">6. </text:span>결론</text:p>
      <text:p text:style-name="P1"><text:span text:style-name="T6">7. </text:span>한계</text:p>
      <text:p text:style-name="P1"><text:span text:style-name="T6">8. </text:span>참고자료</text:p>
      <text:p text:style-name="P1"><text:span text:style-name="T6">9. </text:span>참여인원</text:p>
      <text:p text:style-name="P1"/>
      <text:p text:style-name="P8">1. 초록</text:p>
      <text:p text:style-name="P8"/>
      <text:p text:style-name="P8"><text:tab/>한국을 포함해 전세계에서 많은 사람들에게 사랑을 받고 플레이되는 온라인 팀 대전 게임 리그 오브 레전드에서 <text:s/>유저들에게 실력 향상을 위한 방법으로 추천되는 방법에 대해 Riot에서 제공되는 정보를 바탕으로 통계를 내고 분석하여 이 방법들이 실제로 효과가 있는지 확인해본다.</text:p>
      <text:p text:style-name="P1"/>
      <text:p text:style-name="P1"><text:span text:style-name="T6">2. </text:span>리그 오브 레전드에 대한 소개</text:p>
      <text:p text:style-name="P1"/>
      <text:p text:style-name="P2"><text:tab/>리그 오브 레전드(League of Legends, 이하 ‘롤’)은 RPG(Role Playing Game)과 RTS(Real Time Simulation)이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골드와 특별한 효과를 준다. 골드를 통해 다양한 아이템을 구매할 수도 있으며, 보이지 않는 곳을 볼 수 있게 하는 와드가 있다. </text:span></text:p>
      <text:p text:style-name="P1"/>
      <text:p text:style-name="P1"><text:span text:style-name="T6">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6">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각 </text:span><text:span text:style-name="T8">100명씩 수집했다. </text:span><text:span text:style-name="T4">수집한 유저 데이터로 유저당 </text:span><text:span text:style-name="T8">100개의</text:span><text:span text:style-name="T4"> 게임 플레이 결과와 챔피언 숙련도 정보를 수집했으며, 게임 플레이 결과는 게임 내 정보(처치, 죽음, 와드 구매, 와드 설치, 골드 획득, 오브젝트 처치 등)을 포함하고 있고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5">이후 추가적인 데이터 처리 과정 서술</text:span></text:p>
      <text:p text:style-name="P5"/>
      <text:p text:style-name="P6">5. <text:span text:style-name="T1">실제 게임 데이터를 기반으</text:span><text:span text:style-name="T3">로 한 데이터 분석</text:span></text:p>
      <text:p text:style-name="P6"/>
      <text:p text:style-name="P7"><text:tab/>데이터 분석 사례 <text:span text:style-name="T7">(데이터 수집 후 상관관계가 낮은 데이터 우선 배치, “그렇다면 어떤 것들이 영향을 끼칠까 or 어떻게 승리를 가져올 수 있을까 순서로 서술”)</text:span></text:p>
      <text:list xml:id="list2500707653" text:style-name="L1">
        <text:list-item>
          <text:p text:style-name="P9"><text:soft-page-break/>유저의 챔피언 숙련도는 승률에 영향을 끼치는가</text:p>
        </text:list-item>
        <text:list-item>
          <text:p text:style-name="P9">유저의 구매, 설치한 와드 횟수는 실제로 승률에 영향을 끼치는가, <text:span text:style-name="T7">시야점수를 통한 분석</text:span></text:p>
        </text:list-item>
        <text:list-item>
          <text:p text:style-name="P10">KDA가 게임 승률에 유의미한 영향을 끼치는가 → KDA보다 Death 수가 더 큰 영향을 끼칠 것으로 예상</text:p>
        </text:list-item>
        <text:list-item>
          <text:p text:style-name="P9">각 첫 처치는 승률에 어떠한 영향을 끼치는가, 첫 킬과 타워, 바론, 용 스택, 장로용을 중심으로 분석</text:p>
        </text:list-item>
        <text:list-item>
          <text:p text:style-name="P9">핑으로 소통하는 것이 승률에 영향을 끼치는가 <text:span text:style-name="T7">(부제 : 라이엇 공식 팁으로 핑 소통은 승률을 향상하는데 도움이 된다.)</text:span></text:p>
        </text:list-item>
        <text:list-item>
          <text:p text:style-name="P9">팀원의 챔피언 구성에 따라 게임의 승패에 영향을 끼치는가 → 탱 딜 힐 밸런스가 승률에 미치는 영향</text:p>
        </text:list-item>
      </text:list>
      <text:p text:style-name="P6"/>
      <text:p text:style-name="P6"/>
      <text:p text:style-name="P3"><text:span text:style-name="T7">6. </text:span>결론</text:p>
      <text:p text:style-name="P3"><text:span text:style-name="T7">7. </text:span>한계</text:p>
      <text:p text:style-name="P3"><text:span text:style-name="T7">8. </text:span>참고자료</text:p>
      <text:p text:style-name="P3"><text:span text:style-name="T7">9. </text:span>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2T10:55:35.033542685</dc:date>
    <meta:editing-duration>PT39M14S</meta:editing-duration>
    <meta:editing-cycles>6</meta:editing-cycles>
    <meta:generator>LibreOffice/7.3.7.2$Linux_X86_64 LibreOffice_project/30$Build-2</meta:generator>
    <meta:document-statistic meta:table-count="0" meta:image-count="0" meta:object-count="0" meta:page-count="2" meta:paragraph-count="31" meta:word-count="1731" meta:character-count="2447" meta:non-whitespace-character-count="1880"/>
  </office:meta>
</office:document-meta>
</file>